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>
            <text:p>Just started with the BOM Not yet finished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number-columns-repeated="2"/>
          <table:table-cell table:style-name="ce2" office:value-type="string" calcext:value-type="string">
            <text:p>Printed Part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608-bea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lt-clam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24-bear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lt-clamp-mirror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24-bearing-flang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able-guid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luminium plate 220x200x6 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rria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uminium-Profile-20x20x3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3d-mount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uminium-Profile-20x20x36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3d-mount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uminium-Profile-20x20x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ler-b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2-bel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ler-block-mirro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d-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ler-block-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12U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ler-block-top-mirro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8UU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tor-b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ma-1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tor-block-mirro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t-M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tor-block-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_suppl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tor-block-top-mirro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ey_GT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-m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ooth-bar-12x4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cer-7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ooth-bar-8x3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acer-9mm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pacer-16mm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her-M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XY-b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Y-block-t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-axis-clamp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-axis-clamp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-block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-block-1-mirro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-block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-endstop-adju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-endstop-m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-leadscrew-bearing-b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-motor-m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-motor-mount-mirro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-nut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-nut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-nut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-nut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-nut-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Blad1.D7:Blad1.E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-00-0000</text:date>, <text:time style:data-style-name="N2" text:time-value="22:43:38.945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9:30:13.849000000</meta:creation-date>
    <meta:generator>LibreOffice/4.2.4.2$Windows_x86 LibreOffice_project/63150712c6d317d27ce2db16eb94c2f3d7b699f8</meta:generator>
    <dc:date>2014-05-10T22:48:10.269000000</dc:date>
    <meta:editing-duration>PT1H9M57S</meta:editing-duration>
    <meta:editing-cycles>3</meta:editing-cycles>
    <meta:document-statistic meta:table-count="1" meta:cell-count="111" meta:object-count="0"/>
  </office:meta>
</office:document-meta>
</file>